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gure 1</text:p>
          </table:table-cell>
          <table:table-cell office:value-type="string" calcext:value-type="string">
            <text:p>Figure 2</text:p>
          </table:table-cell>
          <table:table-cell office:value-type="string" calcext:value-type="string">
            <text:p>Figure 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oire de cuisin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cra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nant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space de travail</text:p>
          </table:table-cell>
          <table:table-cell table:style-name="ce1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s robotique principal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as mélange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pport transversal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ce du bras robotiqu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Étau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teur de pesag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éra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blette amovible</text:p>
          </table:table-cell>
          <table:table-cell table:style-name="ce1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in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que perforé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ve-vaissel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ord d’évi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s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vi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îtier électriqu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yen de déplacement 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tie supérieure de l’armoir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0:40:33.722651076</meta:creation-date>
    <dc:date>2021-03-26T10:52:40.871637059</dc:date>
    <meta:editing-duration>PT12M6S</meta:editing-duration>
    <meta:editing-cycles>5</meta:editing-cycles>
    <meta:generator>LibreOffice/6.4.6.2$Linux_X86_64 LibreOffice_project/40$Build-2</meta:generator>
    <meta:document-statistic meta:table-count="1" meta:cell-count="143" meta:object-count="0"/>
  </office:meta>
</office:document-meta>
</file>